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8.31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arbonContent</text:p>
          </table:table-cell>
          <table:table-cell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acetylene</text:p>
          </table:table-cell>
          <table:table-cell/>
          <table:table-cell office:value-type="float" office:value="92.3">
            <text:p>92.3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asphalt and road oil</text:p>
          </table:table-cell>
          <table:table-cell/>
          <table:table-cell office:value-type="float" office:value="83.47">
            <text:p>83.47</text:p>
          </table:table-cell>
          <table:table-cell/>
          <table:table-cell office:value-type="string">
            <text:p><text:a xlink:href="http://www.api.org/ehs/climate/response/index.cfm">http://www.api.org/ehs/climate/response/index.cfm</text:a>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aviation gas</text:p>
          </table:table-cell>
          <table:table-cell/>
          <table:table-cell office:value-type="float" office:value="85">
            <text:p>85.00</text:p>
          </table:table-cell>
          <table:table-cell/>
          <table:table-cell office:value-type="string">
            <text:p><text:a xlink:href="http://www.api.org/ehs/climate/response/index.cfm">http://www.api.org/ehs/climate/response/index.cfm</text:a>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blendstocks</text:p>
          </table:table-cell>
          <table:table-cell office:value-type="string">
            <text:p>reformulated (RBOB)</text:p>
          </table:table-cell>
          <table:table-cell office:value-type="float" office:value="86.6">
            <text:p>86.6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blendstocks</text:p>
          </table:table-cell>
          <table:table-cell office:value-type="string">
            <text:p>conventional (CBOB)</text:p>
          </table:table-cell>
          <table:table-cell office:value-type="float" office:value="85.6">
            <text:p>85.6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blendstocks</text:p>
          </table:table-cell>
          <table:table-cell office:value-type="string">
            <text:p>other</text:p>
          </table:table-cell>
          <table:table-cell office:value-type="float" office:value="84">
            <text:p>84.0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butane</text:p>
          </table:table-cell>
          <table:table-cell/>
          <table:table-cell office:value-type="float" office:value="82.8">
            <text:p>82.8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crude oil</text:p>
          </table:table-cell>
          <table:table-cell/>
          <table:table-cell office:value-type="float" office:value="84.8">
            <text:p>84.8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fuel oil #2</text:p>
          </table:table-cell>
          <table:table-cell office:value-type="float" office:value="86.34">
            <text:p>86.34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fuel oil #4</text:p>
          </table:table-cell>
          <table:table-cell office:value-type="float" office:value="86.47">
            <text:p>86.47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#5 (navy special)</text:p>
          </table:table-cell>
          <table:table-cell office:value-type="float" office:value="85.81">
            <text:p>85.81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#6 (bunker c)</text:p>
          </table:table-cell>
          <table:table-cell office:value-type="float" office:value="85.68">
            <text:p>85.68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diesel #2</text:p>
          </table:table-cell>
          <table:table-cell office:value-type="float" office:value="86.34">
            <text:p>86.34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diesel #1</text:p>
          </table:table-cell>
          <table:table-cell office:value-type="float" office:value="86.4">
            <text:p>86.4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diesel #4</text:p>
          </table:table-cell>
          <table:table-cell office:value-type="float" office:value="86.47">
            <text:p>86.47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distillate fuel oil</text:p>
          </table:table-cell>
          <table:table-cell office:value-type="string">
            <text:p>fuel oil #1</text:p>
          </table:table-cell>
          <table:table-cell office:value-type="float" office:value="86.4">
            <text:p>86.4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ethane</text:p>
          </table:table-cell>
          <table:table-cell/>
          <table:table-cell office:value-type="float" office:value="80">
            <text:p>80.00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ethylene</text:p>
          </table:table-cell>
          <table:table-cell/>
          <table:table-cell office:value-type="float" office:value="85.71">
            <text:p>85.71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fuel oil #4</text:p>
          </table:table-cell>
          <table:table-cell/>
          <table:table-cell office:value-type="float" office:value="86.4">
            <text:p>86.4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isobutane</text:p>
          </table:table-cell>
          <table:table-cell/>
          <table:table-cell office:value-type="float" office:value="82.8">
            <text:p>82.80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isobutylene</text:p>
          </table:table-cell>
          <table:table-cell/>
          <table:table-cell office:value-type="float" office:value="85.71">
            <text:p>85.71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jet fuel</text:p>
          </table:table-cell>
          <table:table-cell office:value-type="string">
            <text:p>naphtha-type</text:p>
          </table:table-cell>
          <table:table-cell office:value-type="float" office:value="85.8">
            <text:p>85.8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jet fuel</text:p>
          </table:table-cell>
          <table:table-cell office:value-type="string">
            <text:p>kerosene-type</text:p>
          </table:table-cell>
          <table:table-cell office:value-type="float" office:value="86.3">
            <text:p>86.30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kerosene</text:p>
          </table:table-cell>
          <table:table-cell/>
          <table:table-cell office:value-type="float" office:value="86.01">
            <text:p>86.01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lubricants</text:p>
          </table:table-cell>
          <table:table-cell/>
          <table:table-cell office:value-type="float" office:value="85.8">
            <text:p>85.80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miscellaneous product</text:p>
          </table:table-cell>
          <table:table-cell/>
          <table:table-cell office:value-type="float" office:value="85.49">
            <text:p>85.49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motor gasoline</text:p>
          </table:table-cell>
          <table:table-cell office:value-type="string">
            <text:p>reformulated summer</text:p>
          </table:table-cell>
          <table:table-cell office:value-type="float" office:value="86.6">
            <text:p>86.6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motor gasoline</text:p>
          </table:table-cell>
          <table:table-cell office:value-type="string">
            <text:p>typical</text:p>
          </table:table-cell>
          <table:table-cell office:value-type="float" office:value="86.6">
            <text:p>86.6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motor gasoline</text:p>
          </table:table-cell>
          <table:table-cell office:value-type="string">
            <text:p>reformulated winter</text:p>
          </table:table-cell>
          <table:table-cell office:value-type="float" office:value="86.6">
            <text:p>86.6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motor gasoline</text:p>
          </table:table-cell>
          <table:table-cell office:value-type="string">
            <text:p>conventional winter</text:p>
          </table:table-cell>
          <table:table-cell office:value-type="float" office:value="86.96">
            <text:p>86.96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motor gasoline</text:p>
          </table:table-cell>
          <table:table-cell office:value-type="string">
            <text:p>conventional summer</text:p>
          </table:table-cell>
          <table:table-cell office:value-type="float" office:value="86.96">
            <text:p>86.96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less than 401 F</text:p>
          </table:table-cell>
          <table:table-cell office:value-type="float" office:value="84.11">
            <text:p>84.11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special</text:p>
          </table:table-cell>
          <table:table-cell office:value-type="float" office:value="84.76">
            <text:p>84.76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naphtha</text:p>
          </table:table-cell>
          <table:table-cell office:value-type="string">
            <text:p>greater than 401 F</text:p>
          </table:table-cell>
          <table:table-cell office:value-type="float" office:value="86.34">
            <text:p>86.34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natural gas liquids</text:p>
          </table:table-cell>
          <table:table-cell office:value-type="string">
            <text:p>C2 plus</text:p>
          </table:table-cell>
          <table:table-cell office:value-type="float" office:value="81.79">
            <text:p>81.79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natural gas liquids</text:p>
          </table:table-cell>
          <table:table-cell office:value-type="string">
            <text:p>C4 plus</text:p>
          </table:table-cell>
          <table:table-cell office:value-type="float" office:value="83.15">
            <text:p>83.15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natural gas liquids</text:p>
          </table:table-cell>
          <table:table-cell office:value-type="string">
            <text:p>C5 plus</text:p>
          </table:table-cell>
          <table:table-cell office:value-type="float" office:value="83.7">
            <text:p>83.7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natural gas liquids</text:p>
          </table:table-cell>
          <table:table-cell office:value-type="string">
            <text:p>C6 plus</text:p>
          </table:table-cell>
          <table:table-cell office:value-type="float" office:value="84.04">
            <text:p>84.04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natural gasoline</text:p>
          </table:table-cell>
          <table:table-cell/>
          <table:table-cell office:value-type="float" office:value="83.7">
            <text:p>83.7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DIPE</text:p>
          </table:table-cell>
          <table:table-cell office:value-type="float" office:value="70.6">
            <text:p>70.6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TAME</text:p>
          </table:table-cell>
          <table:table-cell office:value-type="float" office:value="70.5">
            <text:p>70.5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methanol</text:p>
          </table:table-cell>
          <table:table-cell office:value-type="float" office:value="37.5">
            <text:p>37.5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MTBE</text:p>
          </table:table-cell>
          <table:table-cell office:value-type="float" office:value="68.2">
            <text:p>68.2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ETBE</text:p>
          </table:table-cell>
          <table:table-cell office:value-type="float" office:value="70.5">
            <text:p>70.5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GTBA</text:p>
          </table:table-cell>
          <table:table-cell office:value-type="float" office:value="64.9">
            <text:p>64.9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oxygenates</text:p>
          </table:table-cell>
          <table:table-cell office:value-type="string">
            <text:p>t-butanol</text:p>
          </table:table-cell>
          <table:table-cell office:value-type="float" office:value="64.9">
            <text:p>64.9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pentanes plus</text:p>
          </table:table-cell>
          <table:table-cell/>
          <table:table-cell office:value-type="float" office:value="83.7">
            <text:p>83.70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petrochemical feedstocks</text:p>
          </table:table-cell>
          <table:table-cell/>
          <table:table-cell office:value-type="float" office:value="84.11">
            <text:p>84.11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petroleum coke</text:p>
          </table:table-cell>
          <table:table-cell/>
          <table:table-cell office:value-type="float" office:value="92.28">
            <text:p>92.28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petroleum waxes</text:p>
          </table:table-cell>
          <table:table-cell/>
          <table:table-cell office:value-type="float" office:value="85.29">
            <text:p>85.29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processed</text:p>
          </table:table-cell>
          <table:table-cell office:value-type="float" office:value="76">
            <text:p>76.0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propane</text:p>
          </table:table-cell>
          <table:table-cell/>
          <table:table-cell office:value-type="float" office:value="81.8">
            <text:p>81.8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propylene</text:p>
          </table:table-cell>
          <table:table-cell/>
          <table:table-cell office:value-type="float" office:value="85.71">
            <text:p>85.71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residual oil #5</text:p>
          </table:table-cell>
          <table:table-cell/>
          <table:table-cell office:value-type="float" office:value="88.7">
            <text:p>88.7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residual oil #6</text:p>
          </table:table-cell>
          <table:table-cell/>
          <table:table-cell office:value-type="float" office:value="85.68">
            <text:p>85.68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still gas</text:p>
          </table:table-cell>
          <table:table-cell/>
          <table:table-cell office:value-type="float" office:value="24.4">
            <text:p>24.40</text:p>
          </table:table-cell>
          <table:table-cell/>
          <table:table-cell office:value-type="string">
            <text:p>http://www.api.org/ehs/climate/response/index.cfm</text:p>
          </table:table-cell>
        </table:table-row>
        <table:table-row table:style-name="ro1">
          <table:table-cell office:value-type="string">
            <text:p>unfinished oils</text:p>
          </table:table-cell>
          <table:table-cell office:value-type="string">
            <text:p>heavy gas oils</text:p>
          </table:table-cell>
          <table:table-cell office:value-type="float" office:value="85.8">
            <text:p>85.8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unfinished oils</text:p>
          </table:table-cell>
          <table:table-cell office:value-type="string">
            <text:p>kerosenes</text:p>
          </table:table-cell>
          <table:table-cell office:value-type="float" office:value="85.8">
            <text:p>85.8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unfinished oils</text:p>
          </table:table-cell>
          <table:table-cell office:value-type="string">
            <text:p>naphthas</text:p>
          </table:table-cell>
          <table:table-cell office:value-type="float" office:value="85.7">
            <text:p>85.7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unfinished oils</text:p>
          </table:table-cell>
          <table:table-cell office:value-type="string">
            <text:p>residuum</text:p>
          </table:table-cell>
          <table:table-cell office:value-type="float" office:value="85.7">
            <text:p>85.70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unfinished oils</text:p>
          </table:table-cell>
          <table:table-cell office:value-type="string">
            <text:p>general</text:p>
          </table:table-cell>
          <table:table-cell office:value-type="float" office:value="85.49">
            <text:p>85.49</text:p>
          </table:table-cell>
          <table:table-cell/>
          <table:table-cell office:value-type="string">
            <text:p>http://www.api.org/ehs/climate/response/index.cfm; <text:a xlink:href="http://www.epa.gov/climatechange/emissions/archived/downloads/tsd/TSD%20Petroleum%20Suppliers%20_EPA%203-9-09.pdf">http://www.epa.gov/climatechange/emissions/archived/downloads/tsd/TSD%20Petroleum%20Suppliers%20_EPA%203-9-09.pdf</text:a></text:p>
          </table:table-cell>
        </table:table-row>
        <table:table-row table:style-name="ro1">
          <table:table-cell office:value-type="string">
            <text:p>waste feedstocks</text:p>
          </table:table-cell>
          <table:table-cell/>
          <table:table-cell office:value-type="float" office:value="85.71">
            <text:p>85.71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biomass</text:p>
          </table:table-cell>
          <table:table-cell office:value-type="string">
            <text:p>animal fat</text:p>
          </table:table-cell>
          <table:table-cell office:value-type="float" office:value="76.19">
            <text:p>76.19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>
          <table:table-cell office:value-type="string">
            <text:p>biomass</text:p>
          </table:table-cell>
          <table:table-cell office:value-type="string">
            <text:p>vegetable oil</text:p>
          </table:table-cell>
          <table:table-cell office:value-type="float" office:value="76.77">
            <text:p>76.77</text:p>
          </table:table-cell>
          <table:table-cell/>
          <table:table-cell office:value-type="string">
            <text:p>http://www.epa.gov/climatechange/emissions/archived/downloads/tsd/TSD%20Petroleum%20Suppliers%20_EPA%203-9-09.pdf</text:p>
          </table:table-cell>
        </table:table-row>
        <table:table-row table:style-name="ro1" table:number-rows-repeated="654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2:Sheet1.D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09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3T15:10:31</meta:creation-date>
    <dc:date>2010-03-08T09:48:19</dc:date>
    <meta:editing-duration>PT00H56M34S</meta:editing-duration>
    <meta:editing-cycles>4</meta:editing-cycles>
    <meta:generator>OpenOffice.org/3.0$Linux OpenOffice.org_project/300m15$Build-9379</meta:generator>
    <meta:document-statistic meta:table-count="3" meta:cell-count="237" meta:object-count="0"/>
    <meta:user-defined meta:name="Info 1"/>
    <meta:user-defined meta:name="Info 2"/>
    <meta:user-defined meta:name="Info 3"/>
    <meta:user-defined meta:name="Info 4"/>
  </office:meta>
</office:document-meta>
</file>